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r11" style:family="presentation" style:parent-style-name="lyt-slajdy-notes" style:list-style-name="L1">
      <style:graphic-properties draw:fill-color="#ffffff" draw:auto-grow-height="true" fo:min-height="13.365cm"/>
    </style:style>
    <style:style style:name="pr12" style:family="presentation" style:parent-style-name="lyt-slajdy-notes" style:list-style-name="L1">
      <style:graphic-properties draw:fill-color="#ffffff" draw:auto-grow-height="true" fo:min-height="13.365cm"/>
    </style:style>
    <style:style style:name="pr13"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style:font-name="Arial Black"/>
    </style:style>
    <style:style style:name="P2" style:family="paragraph">
      <style:paragraph-properties fo:margin-left="0cm" fo:margin-right="0cm" fo:text-indent="0cm"/>
      <style:text-properties style:use-window-font-color="true" style:font-name="Arial Black"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style:font-name="Arial Black" fo:font-size="72pt"/>
    </style:style>
    <style:style style:name="P5" style:family="paragraph">
      <style:paragraph-properties fo:margin-left="1.2cm" fo:margin-right="0cm" fo:text-align="center" fo:text-indent="-0.6cm"/>
      <style:text-properties style:use-window-font-color="true" style:font-name="Arial Black" fo:font-size="72pt" fo:font-style="normal" fo:font-weight="bold"/>
    </style:style>
    <style:style style:name="P6" style:family="paragraph">
      <style:paragraph-properties fo:margin-left="0cm" fo:margin-right="0cm" fo:text-indent="0cm"/>
      <style:text-properties fo:font-size="20pt"/>
    </style:style>
    <style:style style:name="P7" style:family="paragraph">
      <style:paragraph-properties fo:margin-left="1.2cm" fo:margin-right="0cm" fo:text-align="center" fo:text-indent="-0.6cm"/>
      <style:text-properties style:font-name="Arial Black1"/>
    </style:style>
    <style:style style:name="P8" style:family="paragraph">
      <style:paragraph-properties fo:margin-left="0cm" fo:margin-right="0cm" fo:text-indent="0cm"/>
      <style:text-properties style:use-window-font-color="true" style:font-name="Arial Black1" fo:font-size="72pt" fo:font-style="normal" fo:font-weight="bold"/>
    </style:style>
    <style:style style:name="P9" style:family="paragraph">
      <style:paragraph-properties fo:margin-left="1.2cm" fo:margin-right="0cm" fo:text-align="center" fo:text-indent="-0.6cm"/>
      <style:text-properties style:font-name="Arial Black1" fo:font-size="80pt"/>
    </style:style>
    <style:style style:name="P10" style:family="paragraph">
      <style:paragraph-properties fo:margin-left="1.2cm" fo:margin-right="0cm" fo:text-align="center" fo:text-indent="-0.6cm"/>
      <style:text-properties style:use-window-font-color="true" style:font-name="Arial Black1" fo:font-size="80pt" fo:font-style="normal" fo:font-weight="bold"/>
    </style:style>
    <style:style style:name="P11" style:family="paragraph">
      <style:paragraph-properties fo:margin-left="1.2cm" fo:margin-right="0cm" fo:text-align="center" fo:text-indent="-0.6cm"/>
      <style:text-properties style:font-name="Arial Black1" fo:font-size="72pt"/>
    </style:style>
    <style:style style:name="P12" style:family="paragraph">
      <style:paragraph-properties fo:margin-left="1.2cm" fo:margin-right="0cm" fo:text-align="center" fo:text-indent="-0.6cm"/>
      <style:text-properties style:use-window-font-color="true" style:font-name="Arial Black1" fo:font-size="72pt" fo:font-style="normal" fo:font-weight="bold"/>
    </style:style>
    <style:style style:name="T1" style:family="text">
      <style:text-properties fo:color="#ffffff" style:font-name="Arial Black" fo:font-size="58pt" fo:font-style="normal" fo:font-weight="bold"/>
    </style:style>
    <style:style style:name="T2" style:family="text">
      <style:text-properties fo:color="#ffffff" style:font-name="Arial Black1" fo:font-size="58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p text:style-name="P1"><text:span text:style-name="T1">Przybądź Płomieniu,</text:span></text:p>
            <text:p text:style-name="P1"><text:span text:style-name="T1">niech węgle</text:span></text:p>
            <text:p text:style-name="P1"><text:span text:style-name="T1">naszych serc</text:span></text:p>
            <text:p text:style-name="P1"><text:span text:style-name="T1">Rozpali ogień</text:span></text:p>
            <text:p text:style-name="P1"><text:span text:style-name="T1">miłości Twej</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1">Zjednocz nas w Krzyżu,</text:span></text:p>
            <text:p text:style-name="P4"><text:span text:style-name="T1">on bramą Pana jest</text:span></text:p>
            <text:p text:style-name="P4"><text:span text:style-name="T1">Przez nią wejdziemy,</text:span></text:p>
            <text:p text:style-name="P4"><text:span text:style-name="T1">by życie mieć</text:span></text:p>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7"><text:span text:style-name="T2">1. Wejdźmy do świątyni</text:span></text:p>
            <text:p text:style-name="P7"><text:span text:style-name="T2">Jego Ciała</text:span></text:p>
            <text:p text:style-name="P7"><text:span text:style-name="T2">- przez przebity bok</text:span></text:p>
            <text:p text:style-name="P7"><text:span text:style-name="T2">W niej dziedzictwo nasze:</text:span></text:p>
            <text:p text:style-name="P7"><text:span text:style-name="T2"><text:s/></text:span><text:span text:style-name="T2">skarb wody i krwi</text:span></text:p>
            <text:p text:style-name="P7"><text:span text:style-name="T2">– </text:span><text:span text:style-name="T2">obmyjmy się w nich</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8" draw:layer="layout" svg:width="28cm" svg:height="21cm" svg:x="-0.001cm" svg:y="-0.001cm" presentation:class="subtitle" presentation:user-transformed="true">
          <draw:text-box>
            <text:p text:style-name="P7"><text:span text:style-name="T2">Ta brama tak</text:span></text:p>
            <text:p text:style-name="P7"><text:span text:style-name="T2">jest wąska,</text:span></text:p>
            <text:p text:style-name="P7"><text:span text:style-name="T2">że aby przejść</text:span></text:p>
            <text:p text:style-name="P7"><text:span text:style-name="T2">- trzeba dzieckiem być</text:span></text:p>
            <text:p text:style-name="P7"><text:span text:style-name="T2">I stracić swoje życie</text:span></text:p>
            <text:p text:style-name="P7"><text:span text:style-name="T2">by znaleźć je</text:span></text:p>
          </draw:text-box>
        </draw:frame>
        <presentation:notes draw:style-name="dp2">
          <draw:page-thumbnail draw:style-name="gr1" draw:layer="layout" svg:width="13.586cm" svg:height="11.136cm" svg:x="3.705cm" svg:y="2.256cm" draw:page-number="4" presentation:class="page"/>
          <draw:frame presentation:style-name="pr5" draw:text-style-name="P6"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1">Przybądź Płomieniu,</text:span></text:p>
            <text:p text:style-name="P4"><text:span text:style-name="T1">niech węgle</text:span></text:p>
            <text:p text:style-name="P4"><text:span text:style-name="T1">naszych serc</text:span></text:p>
            <text:p text:style-name="P4"><text:span text:style-name="T1">Rozpali ogień</text:span></text:p>
            <text:p text:style-name="P4"><text:span text:style-name="T1">miłości Twej</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6"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1">Zjednocz nas w Krzyżu,</text:span></text:p>
            <text:p text:style-name="P4"><text:span text:style-name="T1">on bramą Pana jest</text:span></text:p>
            <text:p text:style-name="P4"><text:span text:style-name="T1">Przez nią wejdziemy,</text:span></text:p>
            <text:p text:style-name="P4"><text:span text:style-name="T1">by życie mieć</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6"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10" draw:layer="layout" svg:width="28.1cm" svg:height="21cm" svg:x="0cm" svg:y="0cm" presentation:class="subtitle" presentation:user-transformed="true">
          <draw:text-box>
            <text:p text:style-name="P9"><text:span text:style-name="T2">2. Na Krzyżu z Jego cierpienia,</text:span></text:p>
            <text:p text:style-name="P9"><text:span text:style-name="T2">z Jego „Pragnę”</text:span></text:p>
            <text:p text:style-name="P9"><text:span text:style-name="T2">- narodził Kościół się</text:span></text:p>
          </draw:text-box>
        </draw:frame>
        <presentation:notes draw:style-name="dp2">
          <draw:page-thumbnail draw:style-name="gr1" draw:layer="layout" svg:width="13.586cm" svg:height="11.136cm" svg:x="3.705cm" svg:y="2.256cm" draw:page-number="7" presentation:class="page"/>
          <draw:frame presentation:style-name="pr8" draw:text-style-name="P6"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10" draw:layer="layout" svg:width="28.1cm" svg:height="21cm" svg:x="0cm" svg:y="0cm" presentation:class="subtitle" presentation:user-transformed="true">
          <draw:text-box>
            <text:p text:style-name="P9"><text:span text:style-name="T2">Zostawił nam</text:span></text:p>
            <text:p text:style-name="P9"><text:span text:style-name="T2">Swoje Ciało,</text:span></text:p>
            <text:p text:style-name="P9"><text:span text:style-name="T2">byśmy trwali w Nim</text:span></text:p>
            <text:p text:style-name="P9"><text:span text:style-name="T2">- uwielbiajmy Je</text:span></text:p>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9" draw:text-style-name="P6"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12" draw:layer="layout" svg:width="28.1cm" svg:height="21cm" svg:x="-0.101cm" svg:y="-0.002cm" presentation:class="subtitle" presentation:user-transformed="true">
          <draw:text-box>
            <text:p text:style-name="P11"><text:span text:style-name="T2">Chleba okruch</text:span></text:p>
            <text:p text:style-name="P11"><text:span text:style-name="T2">i kropla wina,</text:span></text:p>
            <text:p text:style-name="P11"><text:span text:style-name="T2">to tak niewiele</text:span></text:p>
            <text:p text:style-name="P11"><text:span text:style-name="T2">- a starczy</text:span></text:p>
            <text:p text:style-name="P11"><text:span text:style-name="T2">na pokarm dusz</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10" draw:text-style-name="P6"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12" draw:layer="layout" svg:width="28.1cm" svg:height="21cm" svg:x="-0.101cm" svg:y="-0.002cm" presentation:class="subtitle" presentation:user-transformed="true">
          <draw:text-box>
            <text:p text:style-name="P11"><text:span text:style-name="T2">Usta moje</text:span></text:p>
            <text:p text:style-name="P11"><text:span text:style-name="T2">Krwią skropione</text:span></text:p>
            <text:p text:style-name="P11"><text:span text:style-name="T2">świątyni drzwi</text:span></text:p>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11" draw:text-style-name="P6"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1">Przybądź Płomieniu,</text:span></text:p>
            <text:p text:style-name="P4"><text:span text:style-name="T1">niech węgle</text:span></text:p>
            <text:p text:style-name="P4"><text:span text:style-name="T1">naszych serc</text:span></text:p>
            <text:p text:style-name="P4"><text:span text:style-name="T1">Rozpali ogień</text:span></text:p>
            <text:p text:style-name="P4"><text:span text:style-name="T1">miłości Twej</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12" draw:text-style-name="P6" draw:layer="layout" svg:width="16.799cm" svg:height="13.365cm" svg:x="2.1cm" svg:y="14.106cm" presentation:class="notes" presentation:placeholder="true" presentation:user-transformed="true">
            <draw:text-box/>
          </draw:frame>
        </presentation:notes>
      </draw:page>
      <draw:page draw:name="page12" draw:style-name="dp1" draw:master-page-name="lyt-slajdy" presentation:presentation-page-layout-name="AL1T0">
        <office:forms form:automatic-focus="false" form:apply-design-mode="false"/>
        <draw:frame presentation:style-name="pr1" draw:text-style-name="P5" draw:layer="layout" svg:width="28cm" svg:height="21cm" svg:x="0cm" svg:y="-0.001cm" presentation:class="subtitle" presentation:user-transformed="true">
          <draw:text-box>
            <text:p text:style-name="P4"><text:span text:style-name="T1">Zjednocz nas w Krzyżu,</text:span></text:p>
            <text:p text:style-name="P4"><text:span text:style-name="T1">on bramą Pana jest</text:span></text:p>
            <text:p text:style-name="P4"><text:span text:style-name="T1">Przez nią wejdziemy,</text:span></text:p>
            <text:p text:style-name="P4"><text:span text:style-name="T1">by życie mieć</text:span></text:p>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13" draw:text-style-name="P6"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Zwrotka" style:family="graphic">
      <style:paragraph-properties fo:margin-left="0.884cm" fo:margin-right="0cm" fo:text-indent="0cm" style:text-autospace="none"/>
      <style:text-properties fo:font-size="24.7000007629395pt" fo:language="none" fo:country="none" style:language-asian="none" style:country-asian="none" style:font-size-complex="21.2000007629395pt"/>
    </style:style>
    <style:style style:name="Akordy" style:family="graphic">
      <style:paragraph-properties style:text-autospace="none"/>
      <style:text-properties style:font-name="Arial1" fo:font-size="24.7000007629395pt" fo:language="none" fo:country="none"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21T18:42:02</meta:creation-date>
    <dc:date>2015-11-01T10:23:27.618000000</dc:date>
    <dc:language>en-US</dc:language>
    <meta:editing-cycles>25</meta:editing-cycles>
    <meta:editing-duration>PT35M7S</meta:editing-duration>
    <meta:document-statistic meta:object-count="51"/>
    <meta:user-defined meta:name="Info 1"/>
    <meta:user-defined meta:name="Info 2"/>
    <meta:user-defined meta:name="Info 3"/>
    <meta:user-defined meta:name="Info 4"/>
  </office:meta>
</office:document-meta>
</file>